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Nimbus Mono L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position="sub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10</text:p>
      <text:p text:style-name="P1">Date <text:s/>: 10.01.2011</text:p>
      <text:p text:style-name="P1"/>
      <text:p text:style-name="P6">AIM:</text:p>
      <text:p text:style-name="P8"><text:tab/></text:p>
      <text:p text:style-name="P8"><text:tab/>Implement Floyd's Algorithm for calculating length of shortest path between every pair of vertices of <text:s/>a connected weighted graph.</text:p>
      <text:p text:style-name="P1"/>
      <text:p text:style-name="P1"/>
      <text:p text:style-name="P6">THEORY:</text:p>
      <text:p text:style-name="P6"/>
      <text:p text:style-name="P1">Connected graph : </text:p>
      <text:p text:style-name="P4"><text:tab/>A Graph G is said to be connected if there is at least one path between every pair of vertices in G.</text:p>
      <text:p text:style-name="P1">Weighted graph : </text:p>
      <text:p text:style-name="P4"><text:tab/>If there is a real number associated with each edge of graph G, the graph G is a weighted graph.</text:p>
      <text:p text:style-name="P2"/>
      <text:p text:style-name="P6">ALGORITHM:</text:p>
      <text:p text:style-name="P5"/>
      <text:p text:style-name="P2">Floyd(G : A connected weighted graph)</text:p>
      <text:p text:style-name="P2">{</text:p>
      <text:p text:style-name="P2"><text:tab/>for(k=1 to n)<text:tab/><text:tab/><text:tab/>/* n= number of vertices in G */</text:p>
      <text:p text:style-name="P2"><text:tab/>{</text:p>
      <text:p text:style-name="P2"><text:tab/><text:tab/>for(i=1 to n)</text:p>
      <text:p text:style-name="P2"><text:tab/><text:tab/>{</text:p>
      <text:p text:style-name="P2"><text:tab/><text:tab/><text:tab/>for(j=1 to n)</text:p>
      <text:p text:style-name="P2"><text:tab/><text:tab/><text:tab/>{</text:p>
      <text:p text:style-name="P2"><text:tab/><text:tab/><text:tab/><text:tab/>if(G<text:span text:style-name="T1">ik</text:span>+G<text:span text:style-name="T1">kj</text:span>&lt;G<text:span text:style-name="T1">ij</text:span>)</text:p>
      <text:p text:style-name="P2"><text:tab/><text:tab/><text:tab/><text:tab/>{</text:p>
      <text:p text:style-name="P2"><text:tab/><text:tab/><text:tab/><text:tab/><text:tab/>G<text:span text:style-name="T1">ij</text:span>=G<text:span text:style-name="T1">ik</text:span>+G<text:span text:style-name="T1">kj</text:span>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}</text:p>
      <text:p text:style-name="P2"><text:tab/>return G</text:p>
      <text:p text:style-name="P2">}</text:p>
      <text:p text:style-name="P3"/>
      <text:p text:style-name="P6">PROGRAM:</text:p>
      <text:p text:style-name="P9"/>
      <text:p text:style-name="P1">floyd.c</text:p>
      <text:p text:style-name="P9"/>
      <text:p text:style-name="P10">/*<text:tab/>Author<text:tab/><text:tab/>: Rakesh Malik</text:p>
      <text:p text:style-name="P10"><text:s/>*<text:tab/>Date<text:tab/><text:tab/>: 20.11.2010 </text:p>
      <text:p text:style-name="P10"><text:s/>*<text:tab/>Subject<text:tab/><text:tab/>: Floyd's Algo</text:p>
      <text:p text:style-name="P10"><text:s/>*<text:tab/>Assignment <text:tab/>: 10</text:p>
      <text:p text:style-name="P10"><text:s/>*/</text:p>
      <text:p text:style-name="P10"/>
      <text:p text:style-name="P10">#include&lt;stdio.h&gt;</text:p>
      <text:p text:style-name="P10">#include&lt;stdlib.h&gt;</text:p>
      <text:p text:style-name="P10">#include"graph.h"</text:p>
      <text:p text:style-name="P10"/>
      <text:p text:style-name="P10">void floyd(int d[10][10],int n);</text:p>
      <text:p text:style-name="P10"/>
      <text:p text:style-name="P10">int main(int argc,char* argv[])</text:p>
      <text:p text:style-name="P10">{</text:p>
      <text:p text:style-name="P10"><text:tab/>int d[10][10];</text:p>
      <text:p text:style-name="P10"><text:tab/>int i,j,n;</text:p>
      <text:p text:style-name="P10"><text:tab/>if(argc==2) n=getgraph(d,argv[1]);</text:p>
      <text:p text:style-name="P10"><text:tab/>else fprintf(stderr,"Error!\n");</text:p>
      <text:p text:style-name="P10"><text:tab/>printf("\n\nShortest Path :\n\t\t");</text:p>
      <text:p text:style-name="P10"><text:tab/>floyd(d,n);</text:p>
      <text:p text:style-name="P10"><text:tab/>for(i=0;i&lt;n;i++)</text:p>
      <text:p text:style-name="P10"><text:tab/><text:tab/>printf("V%d\t",i);</text:p>
      <text:p text:style-name="P10"><text:tab/>for(i=0;i&lt;n;i++)</text:p>
      <text:p text:style-name="P10"><text:tab/>{</text:p>
      <text:p text:style-name="P10"><text:tab/><text:tab/>printf("\n\tV%d\t",i);</text:p>
      <text:p text:style-name="P10"><text:tab/><text:tab/>for(j=0;j&lt;n;j++)</text:p>
      <text:p text:style-name="P10"><text:tab/><text:tab/><text:tab/>printf("%d\t",d[i][j]);</text:p>
      <text:p text:style-name="P10"><text:tab/>}</text:p>
      <text:p text:style-name="P10"><text:tab/>printf("\n\n");</text:p>
      <text:p text:style-name="P10">}</text:p>
      <text:p text:style-name="P10"/>
      <text:p text:style-name="P10">void floyd(int d[10][10],int n)</text:p>
      <text:p text:style-name="P10">{</text:p>
      <text:p text:style-name="P10"><text:tab/>int i,j,k;</text:p>
      <text:p text:style-name="P10"><text:tab/>for(i=0;i&lt;n;i++)</text:p>
      <text:p text:style-name="P10"><text:tab/><text:tab/>for(j=0;j&lt;n;j++)</text:p>
      <text:p text:style-name="P10"><text:tab/><text:tab/><text:tab/>for(k=0;k&lt;n;k++)</text:p>
      <text:p text:style-name="P10"><text:tab/><text:tab/><text:tab/><text:tab/>if(d[j][k] &gt; d[j][i]+d[i][k])</text:p>
      <text:p text:style-name="P10"><text:tab/><text:tab/><text:tab/><text:tab/><text:tab/>d[j][k]=d[j][i]+d[i][k];</text:p>
      <text:p text:style-name="P10"><text:soft-page-break/>}</text:p>
      <text:p text:style-name="P10"/>
      <text:p text:style-name="P1">graph.h</text:p>
      <text:p text:style-name="P1"/>
      <text:p text:style-name="P10">#ifndef __GRAPH_H</text:p>
      <text:p text:style-name="P10">#define __GRAPH_H</text:p>
      <text:p text:style-name="P10">#include&lt;stdio.h&gt;</text:p>
      <text:p text:style-name="P10">#include&lt;ctype.h&gt;</text:p>
      <text:p text:style-name="P10"/>
      <text:p text:style-name="P10">int getgraph(int G[10][10],char *fname)</text:p>
      <text:p text:style-name="P10">{</text:p>
      <text:p text:style-name="P10"><text:tab/>int i,j,v=99999,flag=0;</text:p>
      <text:p text:style-name="P10"><text:tab/>char c;</text:p>
      <text:p text:style-name="P10"><text:tab/>FILE *fp;</text:p>
      <text:p text:style-name="P10"><text:tab/>for(i=0;i&lt;10;i++)</text:p>
      <text:p text:style-name="P10"><text:tab/><text:tab/>for(j=0;j&lt;10;j++)</text:p>
      <text:p text:style-name="P10"><text:tab/><text:tab/><text:tab/>G[i][j]=0;</text:p>
      <text:p text:style-name="P10"><text:tab/>fp=fopen(fname,"r");</text:p>
      <text:p text:style-name="P10"><text:tab/>c=getc(fp);</text:p>
      <text:p text:style-name="P10"><text:tab/>for(i=j=0;feof(fp)==0;)</text:p>
      <text:p text:style-name="P10"><text:tab/>{</text:p>
      <text:p text:style-name="P10"><text:tab/><text:tab/>while(isdigit(c))</text:p>
      <text:p text:style-name="P10"><text:tab/><text:tab/>{</text:p>
      <text:p text:style-name="P10"><text:tab/><text:tab/><text:tab/>G[i][j]=G[i][j]*10+c-'0';</text:p>
      <text:p text:style-name="P10"><text:tab/><text:tab/><text:tab/>c=getc(fp);</text:p>
      <text:p text:style-name="P10"><text:tab/><text:tab/>}</text:p>
      <text:p text:style-name="P10"><text:tab/><text:tab/>i++;</text:p>
      <text:p text:style-name="P10"><text:tab/><text:tab/>flag=0;</text:p>
      <text:p text:style-name="P10"><text:tab/><text:tab/>while(!isdigit(c) &amp;&amp; c!=EOF)</text:p>
      <text:p text:style-name="P10"><text:tab/><text:tab/>{</text:p>
      <text:p text:style-name="P10"><text:tab/><text:tab/><text:tab/>if(c=='\n')</text:p>
      <text:p text:style-name="P10"><text:tab/><text:tab/><text:tab/><text:tab/>flag=1;</text:p>
      <text:p text:style-name="P10"><text:tab/><text:tab/><text:tab/>c=getc(fp);</text:p>
      <text:p text:style-name="P10"><text:tab/><text:tab/>}</text:p>
      <text:p text:style-name="P10"><text:tab/><text:tab/>if(flag==1)</text:p>
      <text:p text:style-name="P10"><text:tab/><text:tab/>{</text:p>
      <text:p text:style-name="P10"><text:tab/><text:tab/><text:tab/>v=i;</text:p>
      <text:p text:style-name="P10"><text:tab/><text:tab/><text:tab/>i=0;</text:p>
      <text:p text:style-name="P10"><text:tab/><text:tab/><text:tab/>j++;</text:p>
      <text:p text:style-name="P10"><text:tab/><text:tab/>}</text:p>
      <text:p text:style-name="P10"><text:tab/>}</text:p>
      <text:p text:style-name="P10"><text:tab/>fclose(fp);</text:p>
      <text:p text:style-name="P10"><text:tab/>return v;</text:p>
      <text:p text:style-name="P10">}</text:p>
      <text:p text:style-name="P10"/>
      <text:p text:style-name="P10">#endif</text:p>
      <text:p text:style-name="P11"/>
      <text:p text:style-name="P6">OUTPUT:</text:p>
      <text:p text:style-name="P10"/>
      <text:p text:style-name="P10">[rakesh_m@localhost <text:s text:c="6"/>]$ cat G1</text:p>
      <text:p text:style-name="P10">0 <text:s text:c="6"/>4 <text:s text:c="6"/>2 <text:s text:c="6"/>99999 <text:s text:c="2"/>99999 <text:s text:c="2"/>99999</text:p>
      <text:p text:style-name="P10">4 <text:s text:c="6"/>0 <text:s text:c="6"/>1 <text:s text:c="6"/>5 <text:s text:c="6"/>99999 <text:s text:c="2"/>99999</text:p>
      <text:p text:style-name="P10">2 <text:s text:c="6"/>1 <text:s text:c="6"/>0 <text:s text:c="6"/>8 <text:s text:c="6"/>10 <text:s text:c="5"/>99999</text:p>
      <text:p text:style-name="P10">99999 <text:s text:c="2"/>5 <text:s text:c="6"/>8 <text:s text:c="6"/>0 <text:s text:c="6"/>2 <text:s text:c="6"/>6</text:p>
      <text:p text:style-name="P10">99999 <text:s text:c="2"/>99999 <text:s text:c="2"/>10 <text:s text:c="5"/>2 <text:s text:c="6"/>0 <text:s text:c="6"/>11</text:p>
      <text:p text:style-name="P10">99999 <text:s text:c="2"/>99999 <text:s text:c="2"/>99999 <text:s text:c="2"/>6 <text:s text:c="6"/>11 <text:s text:c="5"/>0</text:p>
      <text:p text:style-name="P10">[rakesh_m@localhost <text:s text:c="6"/>]$ cc floyd.c -o floyd.out</text:p>
      <text:p text:style-name="P10">[rakesh_m@localhost <text:s text:c="6"/>]$ ./floyd.out G1</text:p>
      <text:p text:style-name="P10"/>
      <text:p text:style-name="P10"/>
      <text:p text:style-name="P10">Shortest Path :</text:p>
      <text:p text:style-name="P10"><text:s text:c="16"/>V0 <text:s text:c="5"/>V1 <text:s text:c="5"/>V2 <text:s text:c="5"/>V3 <text:s text:c="5"/>V4 <text:s text:c="5"/>V5</text:p>
      <text:p text:style-name="P10"><text:s text:c="8"/>V0 <text:s text:c="5"/>0 <text:s text:c="6"/>3 <text:s text:c="6"/>2 <text:s text:c="6"/>8 <text:s text:c="6"/>10 <text:s text:c="5"/>14</text:p>
      <text:p text:style-name="P10"><text:s text:c="8"/>V1 <text:s text:c="5"/>3 <text:s text:c="6"/>0 <text:s text:c="6"/>1 <text:s text:c="6"/>5 <text:s text:c="6"/>7 <text:s text:c="6"/>11</text:p>
      <text:p text:style-name="P10"><text:s text:c="8"/>V2 <text:s text:c="5"/>2 <text:s text:c="6"/>1 <text:s text:c="6"/>0 <text:s text:c="6"/>6 <text:s text:c="6"/>8 <text:s text:c="6"/>12</text:p>
      <text:p text:style-name="P10"><text:s text:c="8"/>V3 <text:s text:c="5"/>8 <text:s text:c="6"/>5 <text:s text:c="6"/>6 <text:s text:c="6"/>0 <text:s text:c="6"/>2 <text:s text:c="6"/>6</text:p>
      <text:p text:style-name="P10"><text:s text:c="8"/>V4 <text:s text:c="5"/>10 <text:s text:c="5"/>7 <text:s text:c="6"/>8 <text:s text:c="6"/>2 <text:s text:c="6"/>0 <text:s text:c="6"/>8</text:p>
      <text:p text:style-name="P10"><text:s text:c="8"/>V5 <text:s text:c="5"/>14 <text:s text:c="5"/>11 <text:s text:c="5"/>12 <text:s text:c="5"/>6 <text:s text:c="6"/>8 <text:s text:c="6"/>0</text:p>
      <text:p text:style-name="P10"/>
      <text:p text:style-name="P10"/>
      <text:p text:style-name="P10"/>
      <text:p text:style-name="P6">DISCUSSION:</text:p>
      <text:p text:style-name="P7"/>
      <text:list xml:id="list355511885" text:style-name="L1">
        <text:list-item>
          <text:list>
            <text:list-item>
              <text:list>
                <text:list-item>
                  <text:p text:style-name="P12">A header file graph.h is used consisting the function getgraph() which takes as input a graph from any file.</text:p>
                </text:list-item>
                <text:list-item>
                  <text:p text:style-name="P12">The adjacency matrix is given as input of any graph.</text:p>
                </text:list-item>
                <text:list-item>
                  <text:p text:style-name="P12">The input of the weighted graph is given such that the elements of adjacency matrix are replaced with edge weights and the nonadjacency is denoted by a large number (which is 99999)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8:28:26</meta:creation-date>
    <dc:date>2011-07-18T09:04:58</dc:date>
    <meta:editing-duration>PT10H39M16S</meta:editing-duration>
    <meta:editing-cycles>196</meta:editing-cycles>
    <meta:generator>OpenOffice.org/3.2$Unix OpenOffice.org_project/320m12$Build-9483</meta:generator>
    <meta:document-statistic meta:table-count="0" meta:image-count="0" meta:object-count="0" meta:page-count="2" meta:paragraph-count="129" meta:word-count="402" meta:character-count="2951"/>
  </office:meta>
</office:document-meta>
</file>